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padding-top="0.124cm" fo:padding-bottom="0.124cm" fo:padding-left="0.249cm" fo:padding-right="0.249cm"/>
    </style:style>
    <style:style style:name="gr2" style:family="graphic" style:parent-style-name="standard">
      <style:graphic-properties svg:stroke-width="0.05cm" svg:stroke-color="#ff0000" draw:marker-start-width="0.379cm" draw:marker-end-width="0.379cm" draw:textarea-horizontal-align="center" draw:textarea-vertical-align="middle" fo:padding-top="0.149cm" fo:padding-bottom="0.149cm" fo:padding-left="0.274cm" fo:padding-right="0.274cm"/>
    </style:style>
    <style:style style:name="gr3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209cm" fo:min-width="1.294cm" fo:padding-top="0.124cm" fo:padding-bottom="0.124cm" fo:padding-left="0.249cm" fo:padding-right="0.249cm"/>
    </style:style>
    <style:style style:name="gr5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471cm" fo:padding-top="0.124cm" fo:padding-bottom="0.124cm" fo:padding-left="0.249cm" fo:padding-right="0.249cm"/>
    </style:style>
    <style:style style:name="gr6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827cm" fo:padding-top="0.124cm" fo:padding-bottom="0.124cm" fo:padding-left="0.249cm" fo:padding-right="0.249cm"/>
    </style:style>
    <style:style style:name="gr7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743cm" fo:padding-top="0.124cm" fo:padding-bottom="0.124cm" fo:padding-left="0.249cm" fo:padding-right="0.249cm"/>
    </style:style>
    <style:style style:name="gr8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9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95cm" fo:padding-top="0.124cm" fo:padding-bottom="0.124cm" fo:padding-left="0.249cm" fo:padding-right="0.249cm"/>
    </style:style>
    <style:style style:name="gr10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026cm" fo:padding-top="0.124cm" fo:padding-bottom="0.124cm" fo:padding-left="0.249cm" fo:padding-right="0.249cm"/>
    </style:style>
    <style:style style:name="gr1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029cm" fo:min-width="1.707cm" fo:padding-top="0.124cm" fo:padding-bottom="0.124cm" fo:padding-left="0.249cm" fo:padding-right="0.249cm"/>
    </style:style>
    <style:style style:name="gr12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76cm" fo:padding-top="0.124cm" fo:padding-bottom="0.124cm" fo:padding-left="0.249cm" fo:padding-right="0.249cm"/>
    </style:style>
    <style:style style:name="gr1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55cm" fo:padding-top="0.124cm" fo:padding-bottom="0.124cm" fo:padding-left="0.249cm" fo:padding-right="0.249cm"/>
    </style:style>
    <style:style style:name="gr1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627cm" fo:padding-top="0.124cm" fo:padding-bottom="0.124cm" fo:padding-left="0.249cm" fo:padding-right="0.249cm"/>
    </style:style>
    <style:style style:name="gr15" style:family="graphic" style:parent-style-name="standard">
      <style:graphic-properties draw:stroke="dash" draw:stroke-dash="Ultrafine_20_2_20_Dots_20_3_20_Dashes" draw:marker-end="Arrow" draw:marker-end-width="0.203cm"/>
    </style:style>
    <style:style style:name="gr16" style:family="graphic" style:parent-style-name="standard">
      <style:graphic-properties draw:stroke="dash" draw:stroke-dash="Ultrafine_20_2_20_Dots_20_3_20_Dashes"/>
    </style:style>
    <style:style style:name="gr17" style:family="graphic" style:parent-style-name="standard">
      <style:graphic-properties draw:stroke="dash" draw:stroke-dash="Fine_20_Dotted" draw:marker-end="Arrow" draw:marker-end-width="0.203cm"/>
    </style:style>
    <style:style style:name="gr18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19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20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1.707cm" fo:padding-top="0.124cm" fo:padding-bottom="0.124cm" fo:padding-left="0.249cm" fo:padding-right="0.249cm"/>
    </style:style>
    <style:style style:name="gr21" style:family="graphic" style:parent-style-name="standard">
      <style:graphic-properties draw:stroke="dash" draw:stroke-dash="_32__20_Dots_20_1_20_Dash"/>
    </style:style>
    <style:style style:name="gr22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1.002cm" fo:padding-top="0.124cm" fo:padding-bottom="0.124cm" fo:padding-left="0.249cm" fo:padding-right="0.249cm"/>
    </style:style>
    <style:style style:name="gr2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197cm" fo:min-width="2.419cm" fo:padding-top="0.124cm" fo:padding-bottom="0.124cm" fo:padding-left="0.249cm" fo:padding-right="0.249cm"/>
    </style:style>
    <style:style style:name="gr2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62cm" fo:min-width="2.601cm" fo:padding-top="0.124cm" fo:padding-bottom="0.124cm" fo:padding-left="0.249cm" fo:padding-right="0.24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9pt" style:font-size-complex="9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8pt" style:font-size-asian="14pt" style:font-size-complex="14pt"/>
    </style:style>
    <style:style style:name="T1" style:family="text">
      <style:text-properties fo:font-size="8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808cm" svg:height="0.605cm" svg:x="18.541cm" svg:y="2.564cm">
          <text:p text:style-name="P1"><text:span text:style-name="T1">ProtoMeta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" draw:layer="layout" draw:type="curve" svg:x1="18.164cm" svg:y1="2.866cm" svg:x2="19.444cm" svg:y2="2.438cm" draw:start-shape="id1" draw:start-glue-point="6" draw:end-shape="id1" draw:end-glue-point="4" svg:d="m18164 2866c-750 0-625-465-118-760s1398-419 1398 332">
          <text:p/>
        </draw:connector>
        <draw:connector draw:style-name="gr3" draw:text-style-name="P3" draw:layer="layout" draw:type="curve" draw:line-skew="0cm -0.249cm" svg:x1="18.541cm" svg:y1="2.866cm" svg:x2="19.444cm" svg:y2="2.564cm" draw:start-shape="id1" draw:start-glue-point="6" draw:end-shape="id1" draw:end-glue-point="4" svg:d="m18541 2866c-750 0-625-526-212-883s1115-544 1115 581">
          <text:p/>
        </draw:connector>
        <draw:custom-shape draw:style-name="gr4" draw:text-style-name="P4" draw:id="id2" draw:layer="layout" svg:width="1.821cm" svg:height="0.605cm" svg:x="16.95cm" svg:y="5.436cm">
          <text:p text:style-name="P1"><text:span text:style-name="T2">Inheritabl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draw:line-skew="0.456cm" svg:x1="17.86cm" svg:y1="5.436cm" svg:x2="19.445cm" svg:y2="3.169cm" draw:start-shape="id2" draw:start-glue-point="4" draw:end-shape="id1" svg:d="m17860 5436c0-1017 1585 116 1585-2267">
          <text:p/>
        </draw:connector>
        <draw:custom-shape draw:style-name="gr5" draw:text-style-name="P2" draw:id="id3" draw:layer="layout" svg:width="2.121cm" svg:height="0.647cm" svg:x="11.57cm" svg:y="7.341cm">
          <text:p text:style-name="P1"><text:span text:style-name="T1">Proto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2.63cm" svg:y1="7.341cm" svg:x2="17.215cm" svg:y2="5.952cm" draw:start-shape="id3" draw:start-glue-point="4" draw:end-shape="id2" draw:end-glue-point="7" svg:d="m12630 7341c0-976 4585-282 4585-1389">
          <text:p/>
        </draw:connector>
        <draw:custom-shape draw:style-name="gr6" draw:text-style-name="P2" draw:id="id4" draw:layer="layout" svg:width="2.325cm" svg:height="0.647cm" svg:x="16.545cm" svg:y="7.475cm">
          <text:p text:style-name="P1"><text:span text:style-name="T1">ProtoAttribut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7.707cm" svg:y1="7.475cm" svg:x2="17.215cm" svg:y2="5.952cm" draw:start-shape="id4" draw:start-glue-point="4" draw:end-shape="id2" draw:end-glue-point="7" svg:d="m17707 7475c0-1077-492-316-492-1523">
          <text:p/>
        </draw:connector>
        <draw:custom-shape draw:style-name="gr7" draw:text-style-name="P2" draw:id="id5" draw:layer="layout" svg:width="2.241cm" svg:height="0.647cm" svg:x="22.95cm" svg:y="9.735cm">
          <text:p text:style-name="P1"><text:span text:style-name="T1">Inheritanc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07cm" svg:y1="9.735cm" svg:x2="18.504cm" svg:y2="5.952cm" draw:start-shape="id5" draw:start-glue-point="4" draw:end-shape="id2" draw:end-glue-point="9" svg:d="m24070 9735c0-2772-5566-881-5566-3783">
          <text:p/>
        </draw:connector>
        <draw:connector draw:style-name="gr3" draw:text-style-name="P3" draw:layer="layout" draw:type="curve" svg:x1="24.07cm" svg:y1="9.735cm" svg:x2="18.504cm" svg:y2="5.952cm" draw:start-shape="id5" draw:start-glue-point="4" draw:end-shape="id2" draw:end-glue-point="9" svg:d="m24070 9735c0-2772-5566-881-5566-3783">
          <text:p/>
        </draw:connector>
        <draw:custom-shape draw:style-name="gr9" draw:text-style-name="P2" draw:id="id6" draw:layer="layout" svg:width="2.493cm" svg:height="0.647cm" svg:x="22.628cm" svg:y="12.409cm">
          <text:p text:style-name="P1"><text:span text:style-name="T1">ClassMethod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56cm" svg:y1="12.502cm" svg:x2="24.863cm" svg:y2="10.287cm" draw:start-shape="id6" draw:start-glue-point="11" draw:end-shape="id5" draw:end-glue-point="9" svg:d="m24756 12502c0-1662 107-555 107-2215">
          <text:p/>
        </draw:connector>
        <draw:connector draw:style-name="gr3" draw:text-style-name="P3" draw:layer="layout" draw:type="curve" svg:x1="22.991cm" svg:y1="12.502cm" svg:x2="23.276cm" svg:y2="10.287cm" draw:start-shape="id6" draw:start-glue-point="5" draw:end-shape="id5" draw:end-glue-point="7" svg:d="m22991 12502c0-1662 285-555 285-2215">
          <text:p/>
        </draw:connector>
        <draw:custom-shape draw:style-name="gr10" draw:text-style-name="P2" draw:id="id7" draw:layer="layout" svg:width="2.833cm" svg:height="0.647cm" svg:x="10.903cm" svg:y="12.555cm">
          <text:p text:style-name="P1"><text:span text:style-name="T1">Proto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2.319cm" svg:y1="12.555cm" svg:x2="12.63cm" svg:y2="7.988cm" draw:start-shape="id7" draw:start-glue-point="4" draw:end-shape="id3" svg:d="m12319 12555c0-3427 311-1144 311-4567">
          <text:p/>
        </draw:connector>
        <draw:connector draw:style-name="gr3" draw:text-style-name="P3" draw:layer="layout" draw:type="curve" svg:x1="13.738cm" svg:y1="12.554cm" svg:x2="22.946cm" svg:y2="10.381cm" draw:start-shape="id7" draw:start-glue-point="11" draw:end-shape="id5" draw:end-glue-point="7" svg:d="m13738 12554c0-1630 9208-544 9208-2173">
          <text:p/>
        </draw:connector>
        <draw:custom-shape draw:style-name="gr11" draw:text-style-name="P2" draw:id="id8" draw:layer="layout" svg:width="2.205cm" svg:height="0.605cm" svg:x="2.261cm" svg:y="27.691cm">
          <text:p text:style-name="P1"><text:span text:style-name="T1">Attribut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.582cm" svg:y1="27.778cm" svg:x2="23.087cm" svg:y2="21.228cm" draw:start-shape="id8" draw:start-glue-point="5" draw:end-shape="id9" draw:end-glue-point="7" svg:d="m2582 27778c0-4908 20505-1633 20505-6550">
          <text:p/>
        </draw:connector>
        <draw:custom-shape draw:style-name="gr12" draw:text-style-name="P2" draw:id="id10" draw:layer="layout" svg:width="2.474cm" svg:height="0.647cm" svg:x="22.647cm" svg:y="14.326cm">
          <text:p text:style-name="P1"><text:span text:style-name="T1">Handler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58cm" svg:y1="14.419cm" svg:x2="24.756cm" svg:y2="12.961cm" draw:start-shape="id10" draw:start-glue-point="11" draw:end-shape="id6" draw:end-glue-point="9" svg:d="m24758 14419c0-1093-2-365-2-1458">
          <text:p/>
        </draw:connector>
        <draw:connector draw:style-name="gr3" draw:text-style-name="P3" draw:layer="layout" draw:type="curve" svg:x1="23.008cm" svg:y1="14.419cm" svg:x2="22.991cm" svg:y2="12.961cm" draw:start-shape="id10" draw:start-glue-point="5" draw:end-shape="id6" draw:end-glue-point="7" svg:d="m23008 14419c0-1093-17-365-17-1458">
          <text:p/>
        </draw:connector>
        <draw:connector draw:style-name="gr8" draw:text-style-name="P3" draw:layer="layout" draw:type="curve" svg:x1="4.142cm" svg:y1="27.778cm" svg:x2="17.707cm" svg:y2="8.122cm" draw:start-shape="id8" draw:start-glue-point="11" draw:end-shape="id4" draw:end-glue-point="8" svg:d="m4142 27778c0-14809 13565-4982 13565-19656">
          <text:p/>
        </draw:connector>
        <draw:custom-shape draw:style-name="gr13" draw:text-style-name="P2" draw:id="id11" draw:layer="layout" svg:width="2.453cm" svg:height="0.647cm" svg:x="22.668cm" svg:y="16.231cm">
          <text:p text:style-name="P1"><text:span text:style-name="T1">Role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61cm" svg:y1="16.324cm" svg:x2="24.758cm" svg:y2="14.878cm" draw:start-shape="id11" draw:start-glue-point="11" draw:end-shape="id10" draw:end-glue-point="9" svg:d="m24761 16324c0-1084-3-362-3-1446">
          <text:p/>
        </draw:connector>
        <draw:connector draw:style-name="gr3" draw:text-style-name="P3" draw:layer="layout" draw:type="curve" svg:x1="23.026cm" svg:y1="16.324cm" svg:x2="23.008cm" svg:y2="14.878cm" draw:start-shape="id11" draw:start-glue-point="5" draw:end-shape="id10" draw:end-glue-point="7" svg:d="m23026 16324c0-1084-18-362-18-1446">
          <text:p/>
        </draw:connector>
        <draw:custom-shape draw:style-name="gr14" draw:text-style-name="P2" draw:id="id12" draw:layer="layout" svg:width="3.125cm" svg:height="0.647cm" svg:x="27.711cm" svg:y="23.216cm">
          <text:p text:style-name="P1"><text:span text:style-name="T1">Proto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30.377cm" svg:y1="23.309cm" svg:x2="25.297cm" svg:y2="21.228cm" draw:start-shape="id12" draw:start-glue-point="11" draw:end-shape="id9" draw:end-glue-point="9" svg:d="m30377 23309c0-1561-5080-521-5080-2081">
          <text:p/>
        </draw:connector>
        <draw:connector draw:style-name="gr3" draw:text-style-name="P3" draw:layer="layout" draw:type="curve" svg:x1="28.167cm" svg:y1="23.309cm" svg:x2="23.087cm" svg:y2="21.228cm" draw:start-shape="id12" draw:start-glue-point="5" draw:end-shape="id9" draw:end-glue-point="7" svg:d="m28167 23309c0-1561-5080-521-5080-2081">
          <text:p/>
        </draw:connector>
        <draw:custom-shape draw:style-name="gr14" draw:text-style-name="P2" draw:id="id9" draw:layer="layout" svg:width="3.125cm" svg:height="0.647cm" svg:x="22.631cm" svg:y="20.676cm">
          <text:p text:style-name="P1"><text:span text:style-name="T1">Meta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297cm" svg:y1="20.769cm" svg:x2="25.124cm" svg:y2="18.867cm" draw:start-shape="id9" draw:start-glue-point="11" draw:end-shape="id13" draw:end-glue-point="9" svg:d="m25297 20769c0-1404-173-453-173-1902">
          <text:p/>
        </draw:connector>
        <draw:connector draw:style-name="gr3" draw:text-style-name="P3" draw:layer="layout" draw:type="curve" svg:x1="23.087cm" svg:y1="20.769cm" svg:x2="23.016cm" svg:y2="18.867cm" draw:start-shape="id9" draw:start-glue-point="5" draw:end-shape="id13" draw:end-glue-point="7" svg:d="m23087 20769c0-1404-71-453-71-1902">
          <text:p/>
        </draw:connector>
        <draw:custom-shape draw:style-name="gr14" draw:text-style-name="P2" draw:id="id14" draw:layer="layout" svg:width="3.125cm" svg:height="0.647cm" svg:x="17.501cm" svg:y="31.471cm">
          <text:p text:style-name="P1"><text:span text:style-name="T1">TypeConstrain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9.063cm" svg:y1="31.471cm" svg:x2="23.087cm" svg:y2="28.201cm" draw:start-shape="id14" draw:start-glue-point="4" draw:end-shape="id15" draw:end-glue-point="7" svg:d="m19063 31471c0-2383 4024-749 4024-3270">
          <text:p/>
        </draw:connector>
        <draw:custom-shape draw:style-name="gr14" draw:text-style-name="P2" draw:id="id16" draw:layer="layout" svg:width="3.125cm" svg:height="0.647cm" svg:x="9.296cm" svg:y="31.471cm">
          <text:p text:style-name="P1"><text:span text:style-name="T1">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1.962cm" svg:y1="31.564cm" svg:x2="12.319cm" svg:y2="13.202cm" draw:start-shape="id16" draw:start-glue-point="11" draw:end-shape="id7" draw:end-glue-point="8" svg:d="m11962 31564c0-13843 357-4663 357-18362">
          <text:p/>
        </draw:connector>
        <draw:connector draw:style-name="gr3" draw:text-style-name="P3" draw:layer="layout" draw:type="curve" svg:x1="9.752cm" svg:y1="31.564cm" svg:x2="23.087cm" svg:y2="21.228cm" draw:start-shape="id16" draw:start-glue-point="5" draw:end-shape="id9" draw:end-glue-point="7" svg:d="m9752 31564c0-7752 13335-2584 13335-10336">
          <text:p/>
        </draw:connector>
        <draw:custom-shape draw:style-name="gr14" draw:text-style-name="P2" draw:id="id17" draw:layer="layout" svg:width="3.125cm" svg:height="0.647cm" svg:x="4.166cm" svg:y="31.459cm">
          <text:p text:style-name="P1"><text:span text:style-name="T1">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draw:line-skew="-5.936cm" svg:x1="6.832cm" svg:y1="31.552cm" svg:x2="12.63cm" svg:y2="7.988cm" draw:start-shape="id17" draw:start-glue-point="11" draw:end-shape="id3" draw:end-glue-point="8" svg:d="m6832 31552c0-26649 5798-14867 5798-23564">
          <text:p/>
        </draw:connector>
        <draw:connector draw:style-name="gr3" draw:text-style-name="P3" draw:layer="layout" draw:type="curve" svg:x1="4.622cm" svg:y1="31.552cm" svg:x2="23.087cm" svg:y2="21.228cm" draw:start-shape="id17" draw:start-glue-point="5" draw:end-shape="id9" draw:end-glue-point="7" svg:d="m4622 31552c0-7743 18465-2581 18465-10324">
          <text:p/>
        </draw:connector>
        <draw:custom-shape draw:style-name="gr14" draw:text-style-name="P2" draw:id="id15" draw:layer="layout" svg:width="3.125cm" svg:height="0.647cm" svg:x="22.631cm" svg:y="27.649cm">
          <text:p text:style-name="P1"><text:span text:style-name="T1">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297cm" svg:y1="27.742cm" svg:x2="25.297cm" svg:y2="21.228cm" draw:start-shape="id15" draw:start-glue-point="11" draw:end-shape="id9" draw:end-glue-point="9" svg:d="m25297 27742v-6514">
          <text:p/>
        </draw:connector>
        <draw:connector draw:style-name="gr3" draw:text-style-name="P3" draw:layer="layout" draw:type="curve" svg:x1="23.087cm" svg:y1="27.742cm" svg:x2="23.087cm" svg:y2="21.228cm" draw:start-shape="id15" draw:start-glue-point="5" draw:end-shape="id9" draw:end-glue-point="7" svg:d="m23087 27742v-6514">
          <text:p/>
        </draw:connector>
        <draw:connector draw:style-name="gr15" draw:text-style-name="P3" draw:layer="layout" draw:type="curve" svg:x1="19.354cm" svg:y1="7.798cm" svg:x2="22.483cm" svg:y2="10.058cm" draw:start-shape="id4" draw:start-glue-point="10" draw:end-shape="id5" draw:end-glue-point="6" svg:d="m19354 7798c2332 0 768 2260 3129 2260">
          <text:p/>
        </draw:connector>
        <draw:connector draw:style-name="gr16" draw:layer="layout" draw:type="curve" draw:line-skew="-2.721cm" svg:x1="13.691cm" svg:y1="7.664cm" svg:x2="22.95cm" svg:y2="10.058cm" draw:start-shape="id3" draw:start-glue-point="10" draw:end-shape="id5" draw:end-glue-point="6" svg:d="m13691 7664c2860 0-1769 2394 9259 2394">
          <text:p/>
        </draw:connector>
        <draw:connector draw:style-name="gr17" draw:text-style-name="P3" draw:layer="layout" draw:type="curve" svg:x1="13.736cm" svg:y1="12.878cm" svg:x2="22.628cm" svg:y2="12.732cm" draw:start-shape="id7" draw:start-glue-point="10" draw:end-shape="id6" draw:end-glue-point="6" svg:d="m13736 12878c6667 0 2222-146 8892-146">
          <text:p/>
        </draw:connector>
        <draw:connector draw:style-name="gr15" draw:text-style-name="P3" draw:layer="layout" draw:type="curve" draw:line-skew="-6.055cm" svg:x1="4.466cm" svg:y1="27.993cm" svg:x2="22.631cm" svg:y2="27.972cm" draw:start-shape="id8" draw:start-glue-point="10" draw:end-shape="id15" draw:end-glue-point="6" svg:d="m4466 27993c4539 0-4543-21 18165-21">
          <text:p/>
        </draw:connector>
        <draw:connector draw:style-name="gr15" draw:text-style-name="P3" draw:layer="layout" draw:type="curve" svg:x1="11.962cm" svg:y1="31.564cm" svg:x2="22.631cm" svg:y2="27.972cm" draw:start-shape="id16" draw:start-glue-point="11" draw:end-shape="id15" draw:end-glue-point="6" svg:d="m11962 31564c0-2395 3556-3592 10669-3592">
          <text:p/>
        </draw:connector>
        <draw:connector draw:style-name="gr15" draw:text-style-name="P3" draw:layer="layout" draw:type="curve" svg:x1="6.832cm" svg:y1="31.552cm" svg:x2="22.631cm" svg:y2="27.972cm" draw:start-shape="id17" draw:start-glue-point="11" draw:end-shape="id15" draw:end-glue-point="6" svg:d="m6832 31552c0-2387 5266-3580 15799-3580">
          <text:p/>
        </draw:connector>
        <draw:connector draw:style-name="gr18" draw:text-style-name="P6" draw:layer="layout" draw:type="curve" svg:x1="2.627cm" svg:y1="4.565cm" svg:x2="6.756cm" svg:y2="4.565cm" svg:d="m2627 4565h4129">
          <text:p text:style-name="P5"><text:span text:style-name="T3">isa</text:span></text:p>
        </draw:connector>
        <draw:connector draw:name="asd" draw:style-name="gr19" draw:text-style-name="P6" draw:layer="layout" draw:type="curve" svg:x1="2.55cm" svg:y1="3.282cm" svg:x2="6.737cm" svg:y2="3.34cm" svg:d="m2550 3282c3141 0 1048 58 4187 58">
          <text:p text:style-name="P5"><text:span text:style-name="T3">meta isa</text:span></text:p>
        </draw:connector>
        <draw:connector draw:style-name="gr8" draw:text-style-name="P3" draw:layer="layout" draw:type="curve" draw:line-skew="-0.084cm" svg:x1="17.86cm" svg:y1="5.436cm" svg:x2="19.444cm" svg:y2="3.169cm" draw:start-shape="id2" draw:start-glue-point="4" draw:end-shape="id1" draw:end-glue-point="8" svg:d="m17860 5436c0-1827 1584-694 1584-2267">
          <text:p/>
        </draw:connector>
        <draw:custom-shape draw:style-name="gr20" draw:text-style-name="P2" draw:id="id18" draw:layer="layout" svg:width="2.205cm" svg:height="0.605cm" svg:x="27.661cm" svg:y="34.041cm">
          <text:p text:style-name="P1"><text:span text:style-name="T1">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8.763cm" svg:y1="34.041cm" svg:x2="30.377cm" svg:y2="23.768cm" draw:start-shape="id18" draw:end-shape="id12" draw:end-glue-point="9" svg:d="m28763 34041c0-7635 1614-2499 1614-10273">
          <text:p/>
        </draw:connector>
        <draw:connector draw:style-name="gr3" draw:text-style-name="P3" draw:layer="layout" draw:type="curve" svg:x1="27.982cm" svg:y1="34.128cm" svg:x2="23.087cm" svg:y2="28.201cm" draw:start-shape="id18" draw:start-glue-point="5" draw:end-shape="id15" draw:end-glue-point="7" svg:d="m27982 34128c0-4441-4895-1478-4895-5927">
          <text:p/>
        </draw:connector>
        <draw:line draw:style-name="gr21" draw:text-style-name="P5" draw:layer="layout" svg:x1="9.246cm" svg:y1="4.166cm" svg:x2="34.646cm" svg:y2="4.166cm">
          <text:p/>
        </draw:line>
        <draw:line draw:style-name="gr21" draw:text-style-name="P5" draw:layer="layout" svg:x1="0.991cm" svg:y1="6.706cm" svg:x2="34.011cm" svg:y2="6.706cm">
          <text:p/>
        </draw:line>
        <draw:line draw:style-name="gr21" draw:text-style-name="P5" draw:layer="layout" svg:x1="0.991cm" svg:y1="8.611cm" svg:x2="34.678cm" svg:y2="8.866cm">
          <text:p/>
        </draw:line>
        <draw:line draw:style-name="gr21" draw:text-style-name="P5" draw:layer="layout" svg:x1="0.991cm" svg:y1="11.151cm" svg:x2="34.011cm" svg:y2="11.308cm">
          <text:p/>
        </draw:line>
        <draw:line draw:style-name="gr21" draw:text-style-name="P5" draw:layer="layout" svg:x1="-1.549cm" svg:y1="24.486cm" svg:x2="34.646cm" svg:y2="24.486cm">
          <text:p/>
        </draw:line>
        <draw:line draw:style-name="gr21" draw:text-style-name="P5" draw:layer="layout" svg:x1="-1.549cm" svg:y1="33.033cm" svg:x2="34.646cm" svg:y2="33.033cm">
          <text:p/>
        </draw:line>
        <draw:custom-shape draw:style-name="gr22" draw:text-style-name="P2" draw:id="id13" draw:layer="layout" svg:width="2.104cm" svg:height="0.605cm" svg:x="23.019cm" svg:y="18.262cm">
          <text:p text:style-name="P1"><text:span text:style-name="T1">ProtoModul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3.016cm" svg:y1="18.26cm" svg:x2="23.026cm" svg:y2="16.783cm" draw:start-shape="id13" draw:start-glue-point="5" draw:end-shape="id11" draw:end-glue-point="7" svg:d="m23016 18260c0-1131 10-393 10-1477">
          <text:p/>
        </draw:connector>
        <draw:connector draw:style-name="gr8" draw:text-style-name="P3" draw:layer="layout" draw:type="curve" svg:x1="25.124cm" svg:y1="18.26cm" svg:x2="24.761cm" svg:y2="16.783cm" draw:start-shape="id13" draw:start-glue-point="11" draw:end-shape="id11" draw:end-glue-point="9" svg:d="m25124 18260c0-1131-363-393-363-1477">
          <text:p/>
        </draw:connector>
        <draw:custom-shape draw:style-name="gr23" draw:text-style-name="P2" draw:id="id19" draw:layer="layout" svg:width="2.917cm" svg:height="0.605cm" svg:x="27.026cm" svg:y="20.071cm">
          <text:p text:style-name="P1"><text:span text:style-name="T1">NamespaceKeeper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7.451cm" svg:y1="20.158cm" svg:x2="23.016cm" svg:y2="18.867cm" draw:start-shape="id19" draw:start-glue-point="5" draw:end-shape="id13" draw:end-glue-point="7" svg:d="m27451 20158c0-940-4435-295-4435-1291">
          <text:p/>
        </draw:connector>
        <draw:connector draw:style-name="gr8" draw:text-style-name="P3" draw:layer="layout" draw:type="curve" svg:x1="29.515cm" svg:y1="20.158cm" svg:x2="25.124cm" svg:y2="18.867cm" draw:start-shape="id19" draw:start-glue-point="11" draw:end-shape="id13" draw:end-glue-point="9" svg:d="m29515 20158c0-940-4391-295-4391-1291">
          <text:p/>
        </draw:connector>
        <draw:custom-shape draw:style-name="gr24" draw:text-style-name="P2" draw:id="id20" draw:layer="layout" svg:width="3.099cm" svg:height="0.61cm" svg:x="32.182cm" svg:y="26.416cm">
          <text:p text:style-name="P1"><text:span text:style-name="T1">DependenciesGroup</text:span></text:p>
          <draw:enhanced-geometry svg:viewBox="0 0 21600 21600" draw:mirror-vertical="false" draw:mirror-horizont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32.634cm" svg:y1="26.504cm" svg:x2="28.167cm" svg:y2="23.768cm" draw:start-shape="id20" draw:start-glue-point="5" draw:end-shape="id12" draw:end-glue-point="7" svg:d="m32634 26504c0-2047-4467-680-4467-2736">
          <text:p/>
        </draw:connector>
        <draw:connector draw:style-name="gr8" draw:text-style-name="P3" draw:layer="layout" draw:type="curve" svg:x1="34.826cm" svg:y1="26.504cm" svg:x2="30.377cm" svg:y2="23.768cm" draw:start-shape="id20" draw:start-glue-point="11" draw:end-shape="id12" draw:end-glue-point="9" svg:d="m34826 26504c0-2047-4449-680-4449-2736">
          <text:p/>
        </draw:connector>
        <draw:line draw:style-name="gr21" draw:text-style-name="P5" draw:layer="layout" svg:x1="0.991cm" svg:y1="13.691cm" svg:x2="34.011cm" svg:y2="13.848cm">
          <text:p/>
        </draw:line>
        <draw:line draw:style-name="gr21" draw:text-style-name="P5" draw:layer="layout" svg:x1="0.991cm" svg:y1="15.439cm" svg:x2="34.011cm" svg:y2="15.596cm">
          <text:p/>
        </draw:line>
        <draw:line draw:style-name="gr21" draw:text-style-name="P5" draw:layer="layout" svg:x1="0.991cm" svg:y1="17.501cm" svg:x2="34.011cm" svg:y2="17.6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justify" draw:textarea-vertical-align="bottom" draw:auto-grow-height="false" draw:fit-to-contour="false" fo:padding-top="0.254cm" fo:padding-bottom="0cm" fo:padding-left="0cm" fo:padding-right="0cm" draw:shadow="hidden" draw:shadow-offset-x="0.305cm" draw:shadow-offset-y="0.305cm" draw:shadow-color="#808080" draw:measure-vertical-align="above" draw:unit="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1-28T19:31:54</meta:creation-date>
    <dc:date>2009-02-24T22:38:20</dc:date>
    <meta:editing-cycles>46</meta:editing-cycles>
    <meta:editing-duration>PT36H33M06S</meta:editing-duration>
    <dc:creator>Samurai Jack</dc:creator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